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a2eb2" officeooo:paragraph-rsid="000a2eb2"/>
    </style:style>
    <style:style style:name="P2" style:family="paragraph" style:parent-style-name="Preformatted_20_Text">
      <style:text-properties officeooo:rsid="000a2eb2" officeooo:paragraph-rsid="000a2eb2"/>
    </style:style>
    <style:style style:name="P3" style:family="paragraph" style:parent-style-name="Text_20_body">
      <style:text-properties officeooo:rsid="000a2eb2" officeooo:paragraph-rsid="000a2eb2"/>
    </style:style>
    <style:style style:name="P4" style:family="paragraph" style:parent-style-name="Text_20_body">
      <style:text-properties officeooo:rsid="000b46d5" officeooo:paragraph-rsid="000b46d5"/>
    </style:style>
    <style:style style:name="P5" style:family="paragraph" style:parent-style-name="Text_20_body">
      <style:text-properties officeooo:rsid="000cce38" officeooo:paragraph-rsid="000cce38"/>
    </style:style>
    <style:style style:name="P6" style:family="paragraph" style:parent-style-name="Text_20_body">
      <style:text-properties officeooo:rsid="000d2a5b" officeooo:paragraph-rsid="000d2a5b"/>
    </style:style>
    <style:style style:name="P7" style:family="paragraph" style:parent-style-name="Text_20_body">
      <style:text-properties officeooo:rsid="000e730d" officeooo:paragraph-rsid="000e730d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Standard">
      <style:text-properties officeooo:rsid="000e730d" officeooo:paragraph-rsid="000e730d"/>
    </style:style>
    <style:style style:name="P10" style:family="paragraph" style:parent-style-name="Text_20_body">
      <style:paragraph-properties fo:break-before="page"/>
      <style:text-properties officeooo:rsid="00102d83" officeooo:paragraph-rsid="00102d83"/>
    </style:style>
    <style:style style:name="P11" style:family="paragraph" style:parent-style-name="Text_20_body">
      <style:text-properties officeooo:rsid="00102d83" officeooo:paragraph-rsid="00102d83"/>
    </style:style>
    <style:style style:name="T1" style:family="text">
      <style:text-properties officeooo:rsid="000b46d5"/>
    </style:style>
    <style:style style:name="T2" style:family="text">
      <style:text-properties officeooo:rsid="000d2a5b"/>
    </style:style>
    <style:style style:name="T3" style:family="text">
      <style:text-properties officeooo:rsid="000e730d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10f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3</text:p>
      <text:p text:style-name="P2">Warmup</text:p>
      <text:p text:style-name="P2"/>
      <text:p text:style-name="P3">a) register can only be applied on local variables so it must be in func()</text:p>
      <text:p text:style-name="P3">b) should work</text:p>
      <text:p text:style-name="P3">c)static in the parameter list <text:span text:style-name="T1">is not allowed</text:span></text:p>
      <text:p text:style-name="P4">d)mixing stati and register is not optimal</text:p>
      <text:p text:style-name="P4">e)should work</text:p>
      <text:p text:style-name="P3"/>
      <text:p text:style-name="P3"/>
      <text:p text:style-name="P3"/>
      <text:p text:style-name="P3"/>
      <text:p text:style-name="P5">Exercise 3.1</text:p>
      <text:p text:style-name="P5">a) First we set k=n initially then it runs through the loop and add 1 if the least significan bit is 1</text:p>
      <text:p text:style-name="P5">Then we make a right shit on k <text:span text:style-name="T2">which removes the least significant bit and then the loop repeats until no more bits are left (ergo k=0)</text:span></text:p>
      <text:p text:style-name="P6">b) <text:span text:style-name="T3">log2(n)+1 becaue its halfed each iterration</text:span></text:p>
      <text:p text:style-name="P6">c) <text:span text:style-name="T3">signed int would allow on right shift for negative numbers to break the count and introduce more bits therefore it wont work</text:span></text:p>
      <text:p text:style-name="P7">d)</text:p>
      <text:p text:style-name="P8" loext:marker-style-name="T4"><text:span text:style-name="T5">float </text:span><text:span text:style-name="T6">negate</text:span><text:span text:style-name="T4">(</text:span><text:span text:style-name="T5">float </text:span><text:span text:style-name="T4">s) {<text:line-break/> <text:s text:c="3"/></text:span><text:span text:style-name="T5">unsigned int </text:span><text:span text:style-name="T4">*ps = (</text:span><text:span text:style-name="T5">unsigned int </text:span><text:span text:style-name="T4">*)&amp;s; </text:span><text:span text:style-name="T7">//so i can use bit operations<text:line-break/> <text:s text:c="3"/></text:span><text:span text:style-name="T4">*ps ^= </text:span><text:span text:style-name="T8">1 </text:span><text:span text:style-name="T4">&lt;&lt; </text:span><text:span text:style-name="T8">31</text:span><text:span text:style-name="T4">; </text:span><text:span text:style-name="T7">//XOR the 31 bit with 1 <text:line-break/> <text:s text:c="3"/></text:span><text:span text:style-name="T5">return </text:span><text:span text:style-name="T4">s;<text:line-break/>}</text:span></text:p>
      <text:p text:style-name="P9"/>
      <text:p text:style-name="P5"/>
      <text:p text:style-name="P10">Exercise 3.2</text:p>
      <text:p text:style-name="P11">a)</text:p>
      <text:p text:style-name="P11">char c =’B’; //conversion to char</text:p>
      <text:p text:style-name="P11">short s = −1; //conversion to short</text:p>
      <text:p text:style-name="P11">unsigned int ui = 10; //conversion to unsigned int</text:p>
      <text:p text:style-name="P11">c !=’X’; //its an check if the integer value of those two chars isnt ident which is true</text:p>
      <text:p text:style-name="P11">c + s // both get converted into an integer to add them together </text:p>
      <text:p text:style-name="P11">ui &gt; s //<text:span text:style-name="T9">s gets converted to an unsinged int</text:span></text:p>
      <text:p text:style-name="P11">ui ∗= 2.0; // <text:span text:style-name="T9">ui get converted to a doub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3:08:51.932000000</meta:creation-date>
    <dc:date>2024-11-09T17:40:30.745000000</dc:date>
    <meta:editing-duration>PT13M19S</meta:editing-duration>
    <meta:editing-cycles>1</meta:editing-cycles>
    <meta:document-statistic meta:table-count="0" meta:image-count="0" meta:object-count="0" meta:page-count="2" meta:paragraph-count="23" meta:word-count="228" meta:character-count="1153" meta:non-whitespace-character-count="934"/>
    <meta:generator>LibreOffice/24.8.2.1$Windows_X86_64 LibreOffice_project/0f794b6e29741098670a3b95d60478a65d05ef13</meta:generator>
  </office:meta>
</office:document-meta>
</file>